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style:font-name="Segoe UI Emoji" style:font-name-complex="Segoe UI Emoji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style:font-name="Segoe UI Emoji" style:font-name-complex="Segoe UI Emoji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style:font-name="Segoe UI Emoji" style:font-name-complex="Segoe UI Emoji"/>
    </style:style>
    <style:style style:name="T10" style:parent-style-name="DefaultParagraphFont" style:family="text">
      <style:text-properties style:font-name="Aptos" style:font-name-complex="Aptos"/>
    </style:style>
    <style:style style:name="T11" style:parent-style-name="DefaultParagraphFont" style:family="text">
      <style:text-properties style:font-name="Segoe UI Emoji" style:font-name-complex="Segoe UI Emoji"/>
    </style:style>
    <style:style style:name="T12" style:parent-style-name="DefaultParagraphFont" style:family="text">
      <style:text-properties style:font-name="Aptos" style:font-name-complex="Aptos"/>
    </style:style>
    <style:style style:name="T13" style:parent-style-name="DefaultParagraphFont" style:family="text">
      <style:text-properties style:font-name="Segoe UI Emoji" style:font-name-complex="Segoe UI Emoji"/>
    </style:style>
    <style:style style:name="T14" style:parent-style-name="DefaultParagraphFont" style:family="text">
      <style:text-properties style:font-name="Aptos" style:font-name-complex="Aptos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style:font-name="Segoe UI Emoji" style:font-name-complex="Segoe UI Emoji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style:font-name="Segoe UI Emoji" style:font-name-complex="Segoe UI Emoji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21" style:parent-style-name="DefaultParagraphFont" style:family="text">
      <style:text-properties style:font-name="Segoe UI Emoji" style:font-name-complex="Segoe UI Emoji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style:font-name="Segoe UI Emoji" style:font-name-complex="Segoe UI Emoji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style:font-name="Segoe UI Emoji" style:font-name-complex="Segoe UI Emoji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style:font-name="Segoe UI Emoji" style:font-name-complex="Segoe UI Emoji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T31" style:parent-style-name="DefaultParagraphFont" style:family="text">
      <style:text-properties style:font-name="Segoe UI Emoji" style:font-name-complex="Segoe UI Emoji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style:font-name="Segoe UI Emoji" style:font-name-complex="Segoe UI Emoji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style:font-name="Segoe UI Emoji" style:font-name-complex="Segoe UI Emoji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T39" style:parent-style-name="DefaultParagraphFont" style:family="text">
      <style:text-properties style:font-name="Segoe UI Emoji" style:font-name-complex="Segoe UI Emoji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style:font-name="Segoe UI Emoji" style:font-name-complex="Segoe UI Emoji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style:font-name="Segoe UI Emoji" style:font-name-complex="Segoe UI Emoji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T47" style:parent-style-name="DefaultParagraphFont" style:family="text">
      <style:text-properties style:font-name="Segoe UI Emoji" style:font-name-complex="Segoe UI Emoji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style:font-name="Segoe UI Emoji" style:font-name-complex="Segoe UI Emoji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style:font-name="Segoe UI Emoji" style:font-name-complex="Segoe UI Emoji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T55" style:parent-style-name="DefaultParagraphFont" style:family="text">
      <style:text-properties style:font-name="Segoe UI Emoji" style:font-name-complex="Segoe UI Emoji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style:font-name="Segoe UI Emoji" style:font-name-complex="Segoe UI Emoji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style:font-name="Segoe UI Emoji" style:font-name-complex="Segoe UI Emoji"/>
    </style:style>
    <style:style style:name="T61" style:parent-style-name="DefaultParagraphFont" style:family="text">
      <style:text-properties style:font-name="Segoe UI Emoji" style:font-name-complex="Segoe UI Emoji"/>
    </style:style>
    <style:style style:name="T62" style:parent-style-name="DefaultParagraphFont" style:family="text">
      <style:text-properties style:font-name="Segoe UI Emoji" style:font-name-complex="Segoe UI Emoji"/>
    </style:style>
    <style:style style:name="T63" style:parent-style-name="DefaultParagraphFont" style:family="text">
      <style:text-properties style:font-name="Segoe UI Emoji" style:font-name-complex="Segoe UI Emoji"/>
    </style:style>
    <style:style style:name="T64" style:parent-style-name="DefaultParagraphFont" style:family="text">
      <style:text-properties style:font-name="Segoe UI Emoji" style:font-name-complex="Segoe UI Emoji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style:font-name="Segoe UI Emoji" style:font-name-complex="Segoe UI Emoji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T69" style:parent-style-name="DefaultParagraphFont" style:family="text">
      <style:text-properties style:font-name="Segoe UI Emoji" style:font-name-complex="Segoe UI Emoji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style:font-name="Segoe UI Emoji" style:font-name-complex="Segoe UI Emoji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style:font-name="Segoe UI Emoji" style:font-name-complex="Segoe UI Emoji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style:font-name="Segoe UI Emoji" style:font-name-complex="Segoe UI Emoji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style:font-name="Segoe UI Emoji" style:font-name-complex="Segoe UI Emoji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Normal" style:family="paragraph">
      <style:text-properties fo:font-weight="bold" style:font-weight-asian="bold" style:font-weight-complex="bold"/>
    </style:style>
    <style:style style:name="T85" style:parent-style-name="DefaultParagraphFont" style:family="text">
      <style:text-properties style:font-name="Segoe UI Emoji" style:font-name-complex="Segoe UI Emoji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T89" style:parent-style-name="DefaultParagraphFont" style:family="text">
      <style:text-properties style:font-name="Segoe UI Emoji" style:font-name-complex="Segoe UI Emoji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style:font-name="Segoe UI Emoji" style:font-name-complex="Segoe UI Emoji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T94" style:parent-style-name="DefaultParagraphFont" style:family="text">
      <style:text-properties style:font-name="Segoe UI Emoji" style:font-name-complex="Segoe UI Emoji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T96" style:parent-style-name="DefaultParagraphFont" style:family="text">
      <style:text-properties style:font-name="Segoe UI Emoji" style:font-name-complex="Segoe UI Emoji"/>
    </style:style>
    <style:style style:name="T97" style:parent-style-name="DefaultParagraphFont" style:family="text">
      <style:text-properties style:font-name="Segoe UI Emoji" style:font-name-complex="Segoe UI Emoji"/>
    </style:style>
    <style:style style:name="T98" style:parent-style-name="DefaultParagraphFont" style:family="text">
      <style:text-properties style:font-name="Segoe UI Emoji" style:font-name-complex="Segoe UI Emoji"/>
    </style:style>
    <style:style style:name="T99" style:parent-style-name="DefaultParagraphFont" style:family="text">
      <style:text-properties style:font-name="Segoe UI Emoji" style:font-name-complex="Segoe UI Emoji"/>
    </style:style>
    <style:style style:name="T100" style:parent-style-name="DefaultParagraphFont" style:family="text">
      <style:text-properties style:font-name="Segoe UI Emoji" style:font-name-complex="Segoe UI Emoji"/>
    </style:style>
    <style:style style:name="T101" style:parent-style-name="DefaultParagraphFont" style:family="text">
      <style:text-properties style:font-name="Segoe UI Emoji" style:font-name-complex="Segoe UI Emoji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style:font-name="Segoe UI Emoji" style:font-name-complex="Segoe UI Emoji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T106" style:parent-style-name="DefaultParagraphFont" style:family="text">
      <style:text-properties style:font-name="Segoe UI Emoji" style:font-name-complex="Segoe UI Emoji"/>
    </style:style>
    <style:style style:name="T107" style:parent-style-name="DefaultParagraphFont" style:family="text">
      <style:text-properties fo:font-weight="bold" style:font-weight-asian="bold" style:font-weight-complex="bold"/>
    </style:style>
    <style:style style:name="T108" style:parent-style-name="DefaultParagraphFont" style:family="text">
      <style:text-properties style:font-name="Segoe UI Emoji" style:font-name-complex="Segoe UI Emoji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style:font-name="Segoe UI Emoji" style:font-name-complex="Segoe UI Emoji"/>
    </style:style>
    <style:style style:name="T111" style:parent-style-name="DefaultParagraphFont" style:family="text">
      <style:text-properties fo:font-weight="bold" style:font-weight-asian="bold" style:font-weight-complex="bold"/>
    </style:style>
    <style:style style:name="T112" style:parent-style-name="DefaultParagraphFont" style:family="text">
      <style:text-properties style:font-name="Segoe UI Emoji" style:font-name-complex="Segoe UI Emoji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style:font-name="Segoe UI Emoji" style:font-name-complex="Segoe UI Emoji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T116" style:parent-style-name="DefaultParagraphFont" style:family="text">
      <style:text-properties style:font-name="Segoe UI Emoji" style:font-name-complex="Segoe UI Emoji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T118" style:parent-style-name="DefaultParagraphFont" style:family="text">
      <style:text-properties style:font-name="Segoe UI Emoji" style:font-name-complex="Segoe UI Emoji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Normal" style:family="paragraph">
      <style:text-properties fo:font-weight="bold" style:font-weight-asian="bold" style:font-weight-complex="bold"/>
    </style:style>
    <style:style style:name="T121" style:parent-style-name="DefaultParagraphFont" style:family="text">
      <style:text-properties style:font-name="Segoe UI Emoji" style:font-name-complex="Segoe UI Emoji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style:font-name="Segoe UI Emoji" style:font-name-complex="Segoe UI Emoji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style:font-name="Segoe UI Emoji" style:font-name-complex="Segoe UI Emoji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T128" style:parent-style-name="DefaultParagraphFont" style:family="text">
      <style:text-properties style:font-name="Segoe UI Emoji" style:font-name-complex="Segoe UI Emoji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T130" style:parent-style-name="DefaultParagraphFont" style:family="text">
      <style:text-properties style:font-name="Segoe UI Emoji" style:font-name-complex="Segoe UI Emoji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T132" style:parent-style-name="DefaultParagraphFont" style:family="text">
      <style:text-properties style:font-name="Segoe UI Emoji" style:font-name-complex="Segoe UI Emoji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Generics in C# - Interview Notes</text:p>
      <text:p text:style-name="P2">1. Introduction to Generics in C#</text:p>
      <text:p text:style-name="Normal"><text:span text:style-name="T3">🔹</text:span><text:s/><text:span text:style-name="T4">Definition:</text:span><text:s/>Generics allow defining classes, interfaces, methods, and delegates with<text:s/><text:span text:style-name="T5">type parameters</text:span><text:s/>to work with any data type while ensuring<text:s/><text:span text:style-name="T6">type safety</text:span><text:s/>at compile time.<text:line-break/><text:span text:style-name="T7">🔹</text:span><text:s/><text:span text:style-name="T8">Advantages:</text:span><text:line-break/><text:span text:style-name="T9">✅</text:span><text:s/>Type safety<text:s/><text:span text:style-name="T10">–</text:span><text:s/>Prevents runtime type errors.<text:line-break/><text:span text:style-name="T11">✅</text:span><text:s/>Code reusability<text:s/><text:span text:style-name="T12">–</text:span><text:s/>Write once, use for multiple data types.<text:line-break/><text:span text:style-name="T13">✅</text:span><text:s/>Performance<text:s/><text:span text:style-name="T14">–</text:span><text:s/>Avoids<text:s/><text:span text:style-name="T15">boxing/unboxing</text:span><text:s/>in value types.</text:p>
      <text:p text:style-name="Normal"><text:span text:style-name="T16">🔹</text:span><text:s/><text:span text:style-name="T17">Example: Generic Class</text:span></text:p>
      <text:p text:style-name="Normal">csharp</text:p>
      <text:p text:style-name="Normal">CopyEdit</text:p>
      <text:p text:style-name="Normal">class GenericClass&lt;T&gt; <text:s/>// T is a type parameter</text:p>
      <text:p text:style-name="Normal">{</text:p>
      <text:p text:style-name="Normal"><text:s text:c="4"/>public T Data { get; set; }</text:p>
      <text:p text:style-name="Normal">}</text:p>
      <text:p text:style-name="Normal"><text:span text:style-name="T18">🔹</text:span><text:s/><text:span text:style-name="T19">References:</text:span><text:line-break/><text:a xlink:href="https://learn.microsoft.com/en-us/dotnet/csharp/fundamentals/types/generics" office:target-frame-name="_new" xlink:show="replace"><text:span text:style-name="Hyperlink">Microsoft Docs - Generics</text:span></text:a></text:p>
      <text:p text:style-name="Normal"><draw:custom-shape svg:x="0in" svg:y="0in" svg:width="45.51042in" svg:height="0.00139in" draw:z-index="0" draw:id="id0" draw:style-name="a0" draw:name="Horizontal Line 61" text:anchor-type="as-char"><svg:title/><svg:desc/><draw:enhanced-geometry draw:type="non-primitive" svg:viewBox="0 0 21600 21600" draw:enhanced-path="M 0 0 L 21600 0 21600 21600 0 21600 Z N"/></draw:custom-shape></text:p>
      <text:p text:style-name="P20">2. Generic Classes</text:p>
      <text:p text:style-name="Normal"><text:span text:style-name="T21">🔹</text:span><text:s/><text:span text:style-name="T22">Definition:</text:span><text:s/>A<text:s/><text:span text:style-name="T23">generic class</text:span><text:s/>allows us to define a class with a type parameter.<text:line-break/><text:span text:style-name="T24">🔹</text:span><text:s/><text:span text:style-name="T25">Example:</text:span></text:p>
      <text:p text:style-name="Normal">csharp</text:p>
      <text:p text:style-name="Normal">CopyEdit</text:p>
      <text:p text:style-name="Normal">class Box&lt;T&gt;</text:p>
      <text:p text:style-name="Normal">{</text:p>
      <text:p text:style-name="Normal"><text:s text:c="4"/>private T _value;</text:p>
      <text:p text:style-name="Normal"><text:s text:c="4"/>public void SetValue(T val) { _value = val; }</text:p>
      <text:p text:style-name="Normal"><text:s text:c="4"/>public T GetValue() { return _value; }</text:p>
      <text:p text:style-name="Normal">}</text:p>
      <text:soft-page-break/>
      <text:p text:style-name="Normal"><text:span text:style-name="T26">🔹</text:span><text:s/><text:span text:style-name="T27">Usage:</text:span></text:p>
      <text:p text:style-name="Normal">csharp</text:p>
      <text:p text:style-name="Normal">CopyEdit</text:p>
      <text:p text:style-name="Normal">Box&lt;int&gt; intBox = new Box&lt;int&gt;();</text:p>
      <text:p text:style-name="Normal">intBox.SetValue(10);</text:p>
      <text:p text:style-name="Normal">Console.WriteLine(intBox.GetValue()); // Output: 10</text:p>
      <text:p text:style-name="Normal"><text:span text:style-name="T28">🔹</text:span><text:s/><text:span text:style-name="T29">References:</text:span><text:line-break/><text:a xlink:href="https://learn.microsoft.com/en-us/dotnet/csharp/programming-guide/generics/generic-classes" office:target-frame-name="_new" xlink:show="replace"><text:span text:style-name="Hyperlink">Microsoft Docs - Generic Classes</text:span></text:a></text:p>
      <text:p text:style-name="Normal"><draw:custom-shape svg:x="0in" svg:y="0in" svg:width="45.51042in" svg:height="0.00139in" draw:z-index="0" draw:id="id1" draw:style-name="a1" draw:name="Horizontal Line 62" text:anchor-type="as-char"><svg:title/><svg:desc/><draw:enhanced-geometry draw:type="non-primitive" svg:viewBox="0 0 21600 21600" draw:enhanced-path="M 0 0 L 21600 0 21600 21600 0 21600 Z N"/></draw:custom-shape></text:p>
      <text:p text:style-name="P30">3. Generic Methods</text:p>
      <text:p text:style-name="Normal"><text:span text:style-name="T31">🔹</text:span><text:s/><text:span text:style-name="T32">Definition:</text:span><text:s/>Methods that take<text:s/><text:span text:style-name="T33">generic type parameters</text:span>, allowing flexibility without specifying a fixed type.<text:line-break/><text:span text:style-name="T34">🔹</text:span><text:s/><text:span text:style-name="T35">Example:</text:span></text:p>
      <text:p text:style-name="Normal">csharp</text:p>
      <text:p text:style-name="Normal">CopyEdit</text:p>
      <text:p text:style-name="Normal">public static void Print&lt;T&gt;(T value)</text:p>
      <text:p text:style-name="Normal">{</text:p>
      <text:p text:style-name="Normal"><text:s text:c="4"/>Console.WriteLine(value);</text:p>
      <text:p text:style-name="Normal">}</text:p>
      <text:p text:style-name="Normal">Print&lt;int&gt;(5); <text:s text:c="6"/>// Output: 5</text:p>
      <text:p text:style-name="Normal">Print&lt;string&gt;("C#"); // Output: C#</text:p>
      <text:p text:style-name="Normal"><text:span text:style-name="T36">🔹</text:span><text:s/><text:span text:style-name="T37">References:</text:span><text:line-break/><text:a xlink:href="https://learn.microsoft.com/en-us/dotnet/csharp/programming-guide/generics/generic-methods" office:target-frame-name="_new" xlink:show="replace"><text:span text:style-name="Hyperlink">Microsoft Docs - Generic Methods</text:span></text:a></text:p>
      <text:p text:style-name="Normal"><draw:custom-shape svg:x="0in" svg:y="0in" svg:width="45.51042in" svg:height="0.00139in" draw:z-index="0" draw:id="id2" draw:style-name="a2" draw:name="Horizontal Line 63" text:anchor-type="as-char"><svg:title/><svg:desc/><draw:enhanced-geometry draw:type="non-primitive" svg:viewBox="0 0 21600 21600" draw:enhanced-path="M 0 0 L 21600 0 21600 21600 0 21600 Z N"/></draw:custom-shape></text:p>
      <text:p text:style-name="P38">4. Generic Interfaces</text:p>
      <text:p text:style-name="Normal"><text:span text:style-name="T39">🔹</text:span><text:s/><text:span text:style-name="T40">Definition:</text:span><text:s/>Interfaces with<text:s/><text:span text:style-name="T41">type parameters</text:span>, allowing different implementations using different types.<text:line-break/><text:span text:style-name="T42">🔹</text:span><text:s/><text:span text:style-name="T43">Example:</text:span></text:p>
      <text:p text:style-name="Normal">csharp</text:p>
      <text:soft-page-break/>
      <text:p text:style-name="Normal">CopyEdit</text:p>
      <text:p text:style-name="Normal">interface IRepository&lt;T&gt;</text:p>
      <text:p text:style-name="Normal">{</text:p>
      <text:p text:style-name="Normal"><text:s text:c="4"/>void Add(T item);</text:p>
      <text:p text:style-name="Normal">}</text:p>
      <text:p text:style-name="Normal">class UserRepository : IRepository&lt;string&gt;</text:p>
      <text:p text:style-name="Normal">{</text:p>
      <text:p text:style-name="Normal"><text:s text:c="4"/>public void Add(string user) =&gt; Console.WriteLine("User added: " + user);</text:p>
      <text:p text:style-name="Normal">}</text:p>
      <text:p text:style-name="Normal"><text:span text:style-name="T44">🔹</text:span><text:s/><text:span text:style-name="T45">References:</text:span><text:line-break/><text:a xlink:href="https://learn.microsoft.com/en-us/dotnet/csharp/programming-guide/generics/generic-interfaces" office:target-frame-name="_new" xlink:show="replace"><text:span text:style-name="Hyperlink">Microsoft Docs - Generic Interfaces</text:span></text:a></text:p>
      <text:p text:style-name="Normal"><draw:custom-shape svg:x="0in" svg:y="0in" svg:width="45.51042in" svg:height="0.00139in" draw:z-index="0" draw:id="id3" draw:style-name="a3" draw:name="Horizontal Line 64" text:anchor-type="as-char"><svg:title/><svg:desc/><draw:enhanced-geometry draw:type="non-primitive" svg:viewBox="0 0 21600 21600" draw:enhanced-path="M 0 0 L 21600 0 21600 21600 0 21600 Z N"/></draw:custom-shape></text:p>
      <text:p text:style-name="P46">5. Generic Delegates</text:p>
      <text:p text:style-name="Normal"><text:span text:style-name="T47">🔹</text:span><text:s/><text:span text:style-name="T48">Definition:</text:span><text:s/>Generic<text:s/><text:span text:style-name="T49">delegates</text:span><text:s/>allow method references without fixing the data type.<text:line-break/><text:span text:style-name="T50">🔹</text:span><text:s/><text:span text:style-name="T51">Example:</text:span></text:p>
      <text:p text:style-name="Normal">csharp</text:p>
      <text:p text:style-name="Normal">CopyEdit</text:p>
      <text:p text:style-name="Normal">public delegate T Operation&lt;T&gt;(T a, T b);</text:p>
      <text:p text:style-name="Normal">public static int Add(int a, int b) =&gt; a + b;</text:p>
      <text:p text:style-name="Normal">Operation&lt;int&gt; op = Add;</text:p>
      <text:p text:style-name="Normal">Console.WriteLine(op(5, 3)); // Output: 8</text:p>
      <text:p text:style-name="Normal"><text:span text:style-name="T52">🔹</text:span><text:s/><text:span text:style-name="T53">References:</text:span><text:line-break/><text:a xlink:href="https://learn.microsoft.com/en-us/dotnet/csharp/programming-guide/generics/generic-delegates" office:target-frame-name="_new" xlink:show="replace"><text:span text:style-name="Hyperlink">Microsoft Docs - Generic Delegates</text:span></text:a></text:p>
      <text:p text:style-name="Normal"><draw:custom-shape svg:x="0in" svg:y="0in" svg:width="45.51042in" svg:height="0.00139in" draw:z-index="0" draw:id="id4" draw:style-name="a4" draw:name="Horizontal Line 65" text:anchor-type="as-char"><svg:title/><svg:desc/><draw:enhanced-geometry draw:type="non-primitive" svg:viewBox="0 0 21600 21600" draw:enhanced-path="M 0 0 L 21600 0 21600 21600 0 21600 Z N"/></draw:custom-shape></text:p>
      <text:p text:style-name="P54">6. Constraints on Type Parameters</text:p>
      <text:p text:style-name="Normal"><text:span text:style-name="T55">🔹</text:span><text:s/><text:span text:style-name="T56">Definition:</text:span><text:s/>Used to<text:s/><text:span text:style-name="T57">restrict</text:span><text:s/>generic type parameters.<text:line-break/><text:span text:style-name="T58">🔹</text:span><text:s/><text:span text:style-name="T59">Types of Constraints:</text:span><text:line-break/><text:span text:style-name="T60">✔️</text:span><text:s/>where T : class → Only reference types<text:line-break/><text:span text:style-name="T61">✔️</text:span><text:s/>where T : struct → Only value types<text:line-break/><text:soft-page-break/><text:span text:style-name="T62">✔️</text:span><text:s/>where T : new() → Must have a parameterless constructor<text:line-break/><text:span text:style-name="T63">✔️</text:span><text:s/>where T : SomeClass → Must be derived from SomeClass</text:p>
      <text:p text:style-name="Normal"><text:span text:style-name="T64">🔹</text:span><text:s/><text:span text:style-name="T65">Example:</text:span></text:p>
      <text:p text:style-name="Normal">csharp</text:p>
      <text:p text:style-name="Normal">CopyEdit</text:p>
      <text:p text:style-name="Normal">class Example&lt;T&gt; where T : new()</text:p>
      <text:p text:style-name="Normal">{</text:p>
      <text:p text:style-name="Normal"><text:s text:c="4"/>public T CreateInstance() =&gt; new T();</text:p>
      <text:p text:style-name="Normal">}</text:p>
      <text:p text:style-name="Normal"><text:span text:style-name="T66">🔹</text:span><text:s/><text:span text:style-name="T67">References:</text:span><text:line-break/><text:a xlink:href="https://learn.microsoft.com/en-us/dotnet/csharp/programming-guide/generics/constraints-on-type-parameters" office:target-frame-name="_new" xlink:show="replace"><text:span text:style-name="Hyperlink">Microsoft Docs - Constraints</text:span></text:a></text:p>
      <text:p text:style-name="Normal"><draw:custom-shape svg:x="0in" svg:y="0in" svg:width="45.51042in" svg:height="0.00139in" draw:z-index="0" draw:id="id5" draw:style-name="a5" draw:name="Horizontal Line 66" text:anchor-type="as-char"><svg:title/><svg:desc/><draw:enhanced-geometry draw:type="non-primitive" svg:viewBox="0 0 21600 21600" draw:enhanced-path="M 0 0 L 21600 0 21600 21600 0 21600 Z N"/></draw:custom-shape></text:p>
      <text:p text:style-name="P68">7. Covariance and Contravariance in Generics</text:p>
      <text:p text:style-name="Normal"><text:span text:style-name="T69">🔹</text:span><text:s/><text:span text:style-name="T70">Definition:</text:span><text:s/><text:span text:style-name="T71">Type variance</text:span><text:s/>rules for<text:s/><text:span text:style-name="T72">generics</text:span><text:s/>in<text:s/><text:span text:style-name="T73">interfaces and delegates</text:span>.<text:line-break/><text:span text:style-name="T74">🔹</text:span><text:s/><text:span text:style-name="T75">Covariance (out)</text:span><text:s/>– Allows<text:s/><text:span text:style-name="T76">returning a derived type</text:span>.<text:line-break/><text:span text:style-name="T77">🔹</text:span><text:s/><text:span text:style-name="T78">Contravariance (in)</text:span><text:s/>– Allows<text:s/><text:span text:style-name="T79">passing a base type as a parameter</text:span>.</text:p>
      <text:p text:style-name="Normal"><text:span text:style-name="T80">🔹</text:span><text:s/><text:span text:style-name="T81">Example:</text:span></text:p>
      <text:p text:style-name="Normal">csharp</text:p>
      <text:p text:style-name="Normal">CopyEdit</text:p>
      <text:p text:style-name="Normal">interface ICovariant&lt;out T&gt; { T Get(); } <text:s/>// Covariant - Output only</text:p>
      <text:p text:style-name="Normal">interface IContravariant&lt;in T&gt; { void Set(T value); } <text:s/>// Contravariant - Input only</text:p>
      <text:p text:style-name="Normal"><text:span text:style-name="T82">🔹</text:span><text:s/><text:span text:style-name="T83">References:</text:span><text:line-break/><text:a xlink:href="https://learn.microsoft.com/en-us/dotnet/standard/generics/covariance-and-contravariance" office:target-frame-name="_new" xlink:show="replace"><text:span text:style-name="Hyperlink">Microsoft Docs - Covariance and Contravariance</text:span></text:a></text:p>
      <text:p text:style-name="Normal"><draw:custom-shape svg:x="0in" svg:y="0in" svg:width="45.51042in" svg:height="0.00139in" draw:z-index="0" draw:id="id6" draw:style-name="a6" draw:name="Horizontal Line 67" text:anchor-type="as-char"><svg:title/><svg:desc/><draw:enhanced-geometry draw:type="non-primitive" svg:viewBox="0 0 21600 21600" draw:enhanced-path="M 0 0 L 21600 0 21600 21600 0 21600 Z N"/></draw:custom-shape></text:p>
      <text:p text:style-name="P84">8. Nullable Types and Generics</text:p>
      <text:p text:style-name="Normal"><text:span text:style-name="T85">🔹</text:span><text:s/><text:span text:style-name="T86">Definition:</text:span><text:s/>Allows<text:s/><text:span text:style-name="T87">handling null values</text:span><text:s/>in<text:s/><text:span text:style-name="T88">generic collections and methods</text:span>.<text:line-break/><text:span text:style-name="T89">🔹</text:span><text:s/><text:span text:style-name="T90">Example:</text:span></text:p>
      <text:p text:style-name="Normal">csharp</text:p>
      <text:p text:style-name="Normal">CopyEdit</text:p>
      <text:soft-page-break/>
      <text:p text:style-name="Normal">T? GetValue&lt;T&gt;(T? value) where T : struct</text:p>
      <text:p text:style-name="Normal">{</text:p>
      <text:p text:style-name="Normal"><text:s text:c="4"/>return value ?? default;</text:p>
      <text:p text:style-name="Normal">}</text:p>
      <text:p text:style-name="Normal"><text:span text:style-name="T91">🔹</text:span><text:s/><text:span text:style-name="T92">References:</text:span><text:line-break/><text:a xlink:href="https://endjin.com/blog/2022/02/csharp-10-generics-nullable-references-improvements-allownull" office:target-frame-name="_new" xlink:show="replace"><text:span text:style-name="Hyperlink">Endjin Blog - Nullable Generics</text:span></text:a></text:p>
      <text:p text:style-name="Normal"><draw:custom-shape svg:x="0in" svg:y="0in" svg:width="45.51042in" svg:height="0.00139in" draw:z-index="0" draw:id="id7" draw:style-name="a7" draw:name="Horizontal Line 68" text:anchor-type="as-char"><svg:title/><svg:desc/><draw:enhanced-geometry draw:type="non-primitive" svg:viewBox="0 0 21600 21600" draw:enhanced-path="M 0 0 L 21600 0 21600 21600 0 21600 Z N"/></draw:custom-shape></text:p>
      <text:p text:style-name="P93">9. Generic Collections in .NET</text:p>
      <text:p text:style-name="Normal"><text:span text:style-name="T94">🔹</text:span><text:s/><text:span text:style-name="T95">Common Generic Collections:</text:span><text:line-break/><text:span text:style-name="T96">✔️</text:span><text:s/>List&lt;T&gt; – Dynamic array<text:line-break/><text:span text:style-name="T97">✔️</text:span><text:s/>Dictionary&lt;TKey, TValue&gt; – Key-value pair storage<text:line-break/><text:span text:style-name="T98">✔️</text:span><text:s/>HashSet&lt;T&gt; – Unordered unique elements<text:line-break/><text:span text:style-name="T99">✔️</text:span><text:s/>Queue&lt;T&gt; – FIFO collection<text:line-break/><text:span text:style-name="T100">✔️</text:span><text:s/>Stack&lt;T&gt; – LIFO collection</text:p>
      <text:p text:style-name="Normal"><text:span text:style-name="T101">🔹</text:span><text:s/><text:span text:style-name="T102">Example:</text:span></text:p>
      <text:p text:style-name="Normal">csharp</text:p>
      <text:p text:style-name="Normal">CopyEdit</text:p>
      <text:p text:style-name="Normal">List&lt;int&gt; numbers = new List&lt;int&gt; { 1, 2, 3 };</text:p>
      <text:p text:style-name="Normal">Dictionary&lt;int, string&gt; dict = new Dictionary&lt;int, string&gt; { {1, "One"}, {2, "Two"} };</text:p>
      <text:p text:style-name="Normal"><text:span text:style-name="T103">🔹</text:span><text:s/><text:span text:style-name="T104">References:</text:span><text:line-break/><text:a xlink:href="https://learn.microsoft.com/en-us/dotnet/standard/collections/" office:target-frame-name="_new" xlink:show="replace"><text:span text:style-name="Hyperlink">Microsoft Docs - Collections</text:span></text:a></text:p>
      <text:p text:style-name="Normal"><draw:custom-shape svg:x="0in" svg:y="0in" svg:width="45.51042in" svg:height="0.00139in" draw:z-index="0" draw:id="id8" draw:style-name="a8" draw:name="Horizontal Line 69" text:anchor-type="as-char"><svg:title/><svg:desc/><draw:enhanced-geometry draw:type="non-primitive" svg:viewBox="0 0 21600 21600" draw:enhanced-path="M 0 0 L 21600 0 21600 21600 0 21600 Z N"/></draw:custom-shape></text:p>
      <text:p text:style-name="P105">10. Performance Benefits of Generics</text:p>
      <text:p text:style-name="Normal"><text:span text:style-name="T106">🔹</text:span><text:s/><text:span text:style-name="T107">Generics improve performance by:</text:span><text:line-break/><text:span text:style-name="T108">✅</text:span><text:s/><text:span text:style-name="T109">Avoiding boxing/unboxing</text:span><text:s/>(converting between value types and object).<text:line-break/><text:span text:style-name="T110">✅</text:span><text:s/><text:span text:style-name="T111">Reducing memory usage</text:span><text:s/>– Only stores the required type.<text:line-break/><text:span text:style-name="T112">✅</text:span><text:s/><text:span text:style-name="T113">Providing type safety</text:span><text:s/>– No runtime errors.</text:p>
      <text:p text:style-name="Normal"><text:span text:style-name="T114">🔹</text:span><text:s/><text:span text:style-name="T115">Example: Without Generics (Boxing/Unboxing)</text:span></text:p>
      <text:p text:style-name="Normal">csharp</text:p>
      <text:p text:style-name="Normal">CopyEdit</text:p>
      <text:soft-page-break/>
      <text:p text:style-name="Normal">ArrayList list = new ArrayList();</text:p>
      <text:p text:style-name="Normal">list.Add(10); <text:s/></text:p>
      <text:p text:style-name="Normal">int num = (int)list[0]; // Unboxing (Performance loss)</text:p>
      <text:p text:style-name="Normal"><text:span text:style-name="T116">🔹</text:span><text:s/><text:span text:style-name="T117">Example: With Generics (No Boxing/Unboxing)</text:span></text:p>
      <text:p text:style-name="Normal">csharp</text:p>
      <text:p text:style-name="Normal">CopyEdit</text:p>
      <text:p text:style-name="Normal">List&lt;int&gt; list = new List&lt;int&gt; { 10 }; // No unboxing needed</text:p>
      <text:p text:style-name="Normal"><text:span text:style-name="T118">🔹</text:span><text:s/><text:span text:style-name="T119">References:</text:span><text:line-break/><text:a xlink:href="https://learn.microsoft.com/en-us/dotnet/standard/generics/guidelines" office:target-frame-name="_new" xlink:show="replace"><text:span text:style-name="Hyperlink">Microsoft Docs - Performance</text:span></text:a></text:p>
      <text:p text:style-name="Normal"><draw:custom-shape svg:x="0in" svg:y="0in" svg:width="45.51042in" svg:height="0.00139in" draw:z-index="0" draw:id="id9" draw:style-name="a9" draw:name="Horizontal Line 70" text:anchor-type="as-char"><svg:title/><svg:desc/><draw:enhanced-geometry draw:type="non-primitive" svg:viewBox="0 0 21600 21600" draw:enhanced-path="M 0 0 L 21600 0 21600 21600 0 21600 Z N"/></draw:custom-shape></text:p>
      <text:p text:style-name="P120">11. Best Practices for Using Generics in C#</text:p>
      <text:p text:style-name="Normal"><text:span text:style-name="T121">✔️</text:span><text:s/>Use<text:s/><text:span text:style-name="T122">descriptive type names</text:span><text:s/>– Prefer TKey, TValue instead of just T.<text:line-break/><text:span text:style-name="T123">✔️</text:span><text:s/><text:span text:style-name="T124">Apply constraints</text:span><text:s/>(where T : class) when needed.<text:line-break/><text:span text:style-name="T125">✔️</text:span><text:s/><text:span text:style-name="T126">Use generics instead of object-based collections</text:span><text:s/>for<text:s/><text:span text:style-name="T127">better performance</text:span>.<text:line-break/><text:span text:style-name="T128">✔️</text:span><text:s/><text:span text:style-name="T129">Avoid excessive constraints</text:span><text:s/>unless necessary.<text:line-break/><text:span text:style-name="T130">✔️</text:span><text:s/><text:span text:style-name="T131">Use covariance (out) and contravariance (in) only when applicable.</text:span></text:p>
      <text:p text:style-name="Normal"><text:span text:style-name="T132">🔹</text:span><text:s/><text:span text:style-name="T133">References:</text:span><text:line-break/><text:a xlink:href="https://learn.microsoft.com/en-us/dotnet/standard/generics/guidelines" office:target-frame-name="_new" xlink:show="replace"><text:span text:style-name="Hyperlink">Microsoft Docs - Best Practices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ney A</meta:initial-creator>
    <dc:creator>Honey A</dc:creator>
    <meta:creation-date>2025-03-21T13:24:00Z</meta:creation-date>
    <dc:date>2025-03-21T13:24:00Z</dc:date>
    <meta:template xlink:href="Normal.dotm" xlink:type="simple"/>
    <meta:editing-cycles>1</meta:editing-cycles>
    <meta:editing-duration>PT0S</meta:editing-duration>
    <meta:document-statistic meta:page-count="6" meta:paragraph-count="11" meta:word-count="893" meta:character-count="5976" meta:row-count="42" meta:non-whitespace-character-count="5094"/>
  </office:meta>
</office:document-meta>
</file>